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mitedDataBufferListTests.toDataBuffe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mitedDataBufferListTests.limitEnforc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mitedDataBufferListTests.limitIgno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mitedDataBufferListTests.clearResets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